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db1d1" officeooo:paragraph-rsid="001db1d1"/>
    </style:style>
    <style:style style:name="P2" style:family="paragraph" style:parent-style-name="Standard">
      <style:paragraph-properties fo:text-align="end" style:justify-single-word="false"/>
      <style:text-properties officeooo:rsid="001db1d1" officeooo:paragraph-rsid="001db1d1"/>
    </style:style>
    <style:style style:name="T1" style:family="text">
      <style:text-properties fo:color="#c9211e" loext:opacity="100%"/>
    </style:style>
    <style:style style:name="T2" style:family="text">
      <style:text-properties fo:color="#c9211e" loext:opacity="1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pada yth pak fulan bin fulan</text:p>
      <text:p text:style-name="P1"/>
      <text:p text:style-name="P1">lorem ipsum aja….. <text:s/>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text:p>
      <text:p text:style-name="P1"/>
      <text:p text:style-name="P1">##NOMOR_SURAT##</text:p>
      <text:p text:style-name="P1"/>
      <text:p text:style-name="P1"><text:s/>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text:span text:style-name="T2">##NOMOR_SURAT##</text:span>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text:p>
      <text:p text:style-name="P1"/>
      <text:p text:style-name="P2">##NOMOR_SURA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4:35:52.680600376</meta:creation-date>
    <dc:date>2023-12-11T10:31:53.969800579</dc:date>
    <meta:editing-duration>PT2M51S</meta:editing-duration>
    <meta:editing-cycles>2</meta:editing-cycles>
    <meta:generator>LibreOffice/7.3.5.2$Linux_X86_64 LibreOffice_project/30$Build-2</meta:generator>
    <meta:document-statistic meta:table-count="0" meta:image-count="0" meta:object-count="0" meta:page-count="1" meta:paragraph-count="5" meta:word-count="374" meta:character-count="2393" meta:non-whitespace-character-count="2022"/>
  </office:meta>
</office:document-meta>
</file>